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421" officeooo:paragraph-rsid="00164421"/>
    </style:style>
    <style:style style:name="P2" style:family="paragraph" style:parent-style-name="Standard">
      <style:text-properties officeooo:paragraph-rsid="00164421"/>
    </style:style>
    <style:style style:name="T1" style:family="text">
      <style:text-properties officeooo:rsid="00164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s socio:</text:p>
      <text:p text:style-name="P2"><text:span text:style-name="T1">-Login</text:span></text:p>
      <text:p text:style-name="P2"><text:span text:style-name="T1">-Ver marcas</text:span></text:p>
      <text:p text:style-name="P2"><text:span text:style-name="T1">-Modificar datos</text:span></text:p>
      <text:p text:style-name="P2"><text:span text:style-name="T1">-Subir licencias</text:span></text:p>
      <text:p text:style-name="P1">-Inscribirse grupo</text:p>
      <text:p text:style-name="P2"><text:span text:style-name="T1">-Inscribirse evento</text:span></text:p>
      <text:p text:style-name="P1"/>
      <text:p text:style-name="P1"/>
      <text:p text:style-name="P1">Paginas externo:</text:p>
      <text:p text:style-name="P1">-Inscribirse evento</text:p>
      <text:p text:style-name="P1"/>
      <text:p text:style-name="P1"/>
      <text:p text:style-name="P1">Paginas entrenador:</text:p>
      <text:p text:style-name="P2"><text:span text:style-name="T1">-Login</text:span></text:p>
      <text:p text:style-name="P2"><text:span text:style-name="T1">-Ver grupo</text:span></text:p>
      <text:p text:style-name="P2"><text:span text:style-name="T1">-Registrar marcas</text:span></text:p>
      <text:p text:style-name="P2"><text:span text:style-name="T1">-Gestion test</text:span></text:p>
      <text:p text:style-name="P1"/>
      <text:p text:style-name="P1">Admin:</text:p>
      <text:p text:style-name="P1">-Cruds socios</text:p>
      <text:p text:style-name="P1">-Cruds usuarios</text:p>
      <text:p text:style-name="P1">-Cruds entrenadores</text:p>
      <text:p text:style-name="P1">-Cruds entidades</text:p>
      <text:p text:style-name="P1">-Gestion licencias</text:p>
      <text:p text:style-name="P1"><text:tab/>-Altas escolares</text:p>
      <text:p text:style-name="P1"><text:tab/>-Verificar licencias</text:p>
      <text:p text:style-name="P1">-Cruds inscripciones</text:p>
      <text:p text:style-name="P1">-Cruds eventos</text:p>
      <text:p text:style-name="P1">-Cruds grupos</text:p>
      <text:p text:style-name="P1">-Cruds temporadas</text:p>
      <text:p text:style-name="P1">-Enviar correos</text:p>
      <text:p text:style-name="P1">-Facturacion</text:p>
      <text:p text:style-name="P1"><text:tab/>-Gastos</text:p>
      <text:p text:style-name="P1"><text:tab/>-Ingresos</text:p>
      <text:p text:style-name="P1"><text:tab/>-Gestion cobros</text:p>
      <text:p text:style-name="P1"><text:tab/><text:tab/>-Generar ficheros</text:p>
      <text:p text:style-name="P1"><text:tab/><text:tab/>-Aceptar cobros</text:p>
      <text:p text:style-name="P1"/>
      <text:p text:style-name="P1">Tienda:</text:p>
      <text:p text:style-name="P1">-Login</text:p>
      <text:p text:style-name="P1">-Ver socios</text:p>
      <text:p text:style-name="P1">-Marcar ropa recogi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50:03.184396287</meta:creation-date>
    <dc:date>2022-01-25T11:56:57.883173052</dc:date>
    <meta:editing-duration>PT6M55S</meta:editing-duration>
    <meta:editing-cycles>1</meta:editing-cycles>
    <meta:document-statistic meta:table-count="0" meta:image-count="0" meta:object-count="0" meta:page-count="1" meta:paragraph-count="37" meta:word-count="67" meta:character-count="531" meta:non-whitespace-character-count="492"/>
    <meta:generator>LibreOffice/6.4.7.2$Linux_X86_64 LibreOffice_project/40$Build-2</meta:generator>
  </office:meta>
</office:document-meta>
</file>